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92cm" svg:height="1.092cm" svg:x="1.479cm" svg:y="3.83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092cm" svg:height="1.092cm" svg:x="6.199cm" svg:y="1.178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92cm" svg:height="1.092cm" svg:x="6.458cm" svg:y="6.43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092cm" svg:height="1.092cm" svg:x="12.59cm" svg:y="3.568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025cm" svg:y1="4.926cm" svg:x2="2.571cm" svg:y2="4.38cm" draw:start-shape="id1" draw:start-glue-point="8" draw:end-shape="id1" draw:end-glue-point="10" svg:d="M2025 4926c0 753 524 628 849 303s450-849-303-849" svg:viewBox="0 0 1105 1105">
          <text:p text:style-name="P2"><text:s text:c="8"/></text:p>
          <text:p text:style-name="P2"><text:s text:c="8"/></text:p>
        </draw:connector>
        <draw:custom-shape draw:style-name="gr3" draw:text-style-name="P2" xml:id="id2" draw:id="id2" draw:layer="layout" svg:width="0.457cm" svg:height="0.457cm" svg:x="3.779cm" svg:y="2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2.411cm" svg:y1="3.994cm" svg:x2="3.846cm" svg:y2="2.902cm" draw:start-shape="id1" draw:start-glue-point="11" draw:end-shape="id2" draw:end-glue-point="7" svg:d="M2411 3994l1435-1092" svg:viewBox="0 0 1436 1093">
          <text:p/>
        </draw:connector>
        <draw:connector draw:style-name="gr4" draw:text-style-name="P2" draw:layer="layout" draw:type="line" svg:x1="4.169cm" svg:y1="2.579cm" svg:x2="6.199cm" svg:y2="1.724cm" draw:start-shape="id2" draw:start-glue-point="11" draw:end-shape="id3" draw:end-glue-point="6" svg:d="M4169 2579l2030-855" svg:viewBox="0 0 2031 856">
          <text:p/>
        </draw:connector>
        <draw:custom-shape draw:style-name="gr3" draw:text-style-name="P2" xml:id="id4" draw:id="id4" draw:layer="layout" svg:width="0.457cm" svg:height="0.457cm" svg:x="6.512cm" svg:y="3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0.457cm" svg:height="0.457cm" svg:x="6.588cm" svg:y="4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0.457cm" svg:height="0.457cm" svg:x="6.671cm" svg:y="5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6.745cm" svg:y1="2.27cm" svg:x2="6.741cm" svg:y2="3.007cm" draw:start-shape="id3" draw:start-glue-point="8" draw:end-shape="id4" draw:end-glue-point="4" svg:d="M6745 2270l-4 737" svg:viewBox="0 0 5 738">
          <text:p/>
        </draw:connector>
        <draw:connector draw:style-name="gr4" draw:text-style-name="P2" draw:layer="layout" draw:type="line" svg:x1="6.741cm" svg:y1="3.464cm" svg:x2="6.817cm" svg:y2="4.226cm" draw:start-shape="id4" draw:start-glue-point="8" draw:end-shape="id5" draw:end-glue-point="4" svg:d="M6741 3464l76 762" svg:viewBox="0 0 77 763">
          <text:p/>
        </draw:connector>
        <draw:connector draw:style-name="gr4" draw:text-style-name="P2" draw:layer="layout" draw:type="line" svg:x1="6.817cm" svg:y1="4.683cm" svg:x2="6.9cm" svg:y2="5.315cm" draw:start-shape="id5" draw:start-glue-point="8" draw:end-shape="id6" draw:end-glue-point="4" svg:d="M6817 4683l83 632" svg:viewBox="0 0 84 633">
          <text:p/>
        </draw:connector>
        <draw:connector draw:style-name="gr4" draw:text-style-name="P2" draw:layer="layout" draw:type="line" svg:x1="6.9cm" svg:y1="5.772cm" svg:x2="7.004cm" svg:y2="6.437cm" draw:start-shape="id6" draw:start-glue-point="8" draw:end-shape="id7" draw:end-glue-point="4" svg:d="M6900 5772l104 665" svg:viewBox="0 0 105 666">
          <text:p/>
        </draw:connector>
        <draw:custom-shape draw:style-name="gr3" draw:text-style-name="P2" xml:id="id8" draw:id="id8" draw:layer="layout" svg:width="0.457cm" svg:height="0.457cm" svg:x="8.775cm" svg:y="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0.457cm" svg:height="0.457cm" svg:x="10.716cm" svg:y="2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291cm" svg:y1="1.724cm" svg:x2="8.842cm" svg:y2="2.221cm" draw:start-shape="id3" draw:start-glue-point="10" draw:end-shape="id8" draw:end-glue-point="5" svg:d="M7291 1724l1551 497" svg:viewBox="0 0 1552 498">
          <text:p/>
        </draw:connector>
        <draw:connector draw:style-name="gr4" draw:text-style-name="P2" draw:layer="layout" draw:type="line" svg:x1="9.232cm" svg:y1="2.383cm" svg:x2="10.783cm" svg:y2="2.973cm" draw:start-shape="id8" draw:start-glue-point="10" draw:end-shape="id9" draw:end-glue-point="5" svg:d="M9232 2383l1551 590" svg:viewBox="0 0 1552 591">
          <text:p/>
        </draw:connector>
        <draw:connector draw:style-name="gr4" draw:text-style-name="P2" draw:layer="layout" draw:type="line" svg:x1="11.173cm" svg:y1="3.135cm" svg:x2="12.75cm" svg:y2="3.728cm" draw:start-shape="id9" draw:start-glue-point="10" draw:end-shape="id10" draw:end-glue-point="5" svg:d="M11173 3135l1577 593" svg:viewBox="0 0 1578 594">
          <text:p/>
        </draw:connector>
        <draw:custom-shape draw:style-name="gr3" draw:text-style-name="P2" xml:id="id11" draw:id="id11" draw:layer="layout" svg:width="0.457cm" svg:height="0.457cm" svg:x="8.153cm" svg:y="6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2" draw:id="id12" draw:layer="layout" svg:width="0.457cm" svg:height="0.457cm" svg:x="9.162cm" svg:y="6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0.457cm" svg:height="0.457cm" svg:x="10.104cm" svg:y="5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4" draw:id="id14" draw:layer="layout" svg:width="0.457cm" svg:height="0.457cm" svg:x="11.057cm" svg:y="5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0.457cm" svg:height="0.457cm" svg:x="11.92cm" svg:y="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55cm" svg:y1="6.983cm" svg:x2="8.153cm" svg:y2="6.687cm" draw:start-shape="id7" draw:start-glue-point="10" draw:end-shape="id11" draw:end-glue-point="6" svg:d="M7550 6983l603-296" svg:viewBox="0 0 604 297">
          <text:p/>
        </draw:connector>
        <draw:connector draw:style-name="gr4" draw:text-style-name="P2" draw:layer="layout" draw:type="line" svg:x1="8.543cm" svg:y1="6.525cm" svg:x2="9.162cm" svg:y2="6.25cm" draw:start-shape="id11" draw:start-glue-point="11" draw:end-shape="id12" draw:end-glue-point="6" svg:d="M8543 6525l619-275" svg:viewBox="0 0 620 276">
          <text:p/>
        </draw:connector>
        <draw:connector draw:style-name="gr4" draw:text-style-name="P2" draw:layer="layout" draw:type="line" svg:x1="9.552cm" svg:y1="6.088cm" svg:x2="10.104cm" svg:y2="5.824cm" draw:start-shape="id12" draw:start-glue-point="11" draw:end-shape="id13" draw:end-glue-point="6" svg:d="M9552 6088l552-264" svg:viewBox="0 0 553 265">
          <text:p/>
        </draw:connector>
        <draw:connector draw:style-name="gr4" draw:text-style-name="P2" draw:layer="layout" draw:type="line" svg:x1="10.494cm" svg:y1="5.662cm" svg:x2="11.057cm" svg:y2="5.365cm" draw:start-shape="id13" draw:start-glue-point="11" draw:end-shape="id14" draw:end-glue-point="6" svg:d="M10494 5662l563-297" svg:viewBox="0 0 564 298">
          <text:p/>
        </draw:connector>
        <draw:connector draw:style-name="gr4" draw:text-style-name="P2" draw:layer="layout" draw:type="line" svg:x1="11.447cm" svg:y1="5.203cm" svg:x2="11.92cm" svg:y2="4.937cm" draw:start-shape="id14" draw:start-glue-point="11" draw:end-shape="id15" draw:end-glue-point="6" svg:d="M11447 5203l473-266" svg:viewBox="0 0 474 267">
          <text:p/>
        </draw:connector>
        <draw:connector draw:style-name="gr4" draw:text-style-name="P2" draw:layer="layout" draw:type="line" svg:x1="12.31cm" svg:y1="4.775cm" svg:x2="12.75cm" svg:y2="4.5cm" draw:start-shape="id15" draw:start-glue-point="11" draw:end-shape="id10" draw:end-glue-point="7" svg:d="M12310 4775l440-275" svg:viewBox="0 0 441 2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6T11:53:14.999673769</meta:creation-date>
    <dc:date>2016-07-26T18:26:42.729521557</dc:date>
    <dc:creator>elucterio </dc:creator>
    <meta:editing-duration>PT6H23M20S</meta:editing-duration>
    <meta:editing-cycles>14</meta:editing-cycles>
    <meta:generator>LibreOffice/4.2.8.2$Linux_X86_64 LibreOffice_project/420m0$Build-2</meta:generator>
    <meta:document-statistic meta:object-count="31"/>
  </office:meta>
</office:document-meta>
</file>